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Omega 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table:number-columns-repeated="2" office:value-type="float" office:value="0.7" calcext:value-type="float">
            <text:p>0.7</text:p>
          </table:table-cell>
        </table:table-row>
        <table:table-row table:style-name="ro2">
          <table:table-cell office:value-type="string" calcext:value-type="string">
            <text:p>Sampleperiode</text:p>
          </table:table-cell>
          <table:table-cell table:formula="of:=1/200" office:value-type="float" office:value="0.005" calcext:value-type="float">
            <text:p>0.005</text:p>
          </table:table-cell>
          <table:table-cell table:formula="of:=1/200" office:value-type="float" office:value="0.005" calcext:value-type="float">
            <text:p>0.00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mega</text:p>
          </table:table-cell>
          <table:table-cell table:formula="of:=SQRT(1-[.B2]*[.B2])*[.B1]" office:value-type="float" office:value="142.828568570857" calcext:value-type="float">
            <text:p>142.8285685709</text:p>
          </table:table-cell>
          <table:table-cell table:formula="of:=SQRT(1-[.C2]*[.C2])*[.C1]" office:value-type="float" office:value="0.714142842854285" calcext:value-type="float">
            <text:p>0.7141428429</text:p>
          </table:table-cell>
        </table:table-row>
        <table:table-row table:style-name="ro2">
          <table:table-cell office:value-type="string" calcext:value-type="string">
            <text:p>alfa</text:p>
          </table:table-cell>
          <table:table-cell table:formula="of:=EXP(-[.B1]*[.B2]*[.B3])" office:value-type="float" office:value="0.496585303791409" calcext:value-type="float">
            <text:p>0.4965853038</text:p>
          </table:table-cell>
          <table:table-cell table:formula="of:=EXP(-[.C1]*[.C2]*[.C3])" office:value-type="float" office:value="0.996506117860415" calcext:value-type="float">
            <text:p>0.9965061179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table:formula="of:=COS([.B5]*[.B3])" office:value-type="float" office:value="0.755654930905894" calcext:value-type="float">
            <text:p>0.7556549309</text:p>
          </table:table-cell>
          <table:table-cell table:formula="of:=COS([.C5]*[.C3])" office:value-type="float" office:value="0.999993625006773" calcext:value-type="float">
            <text:p>0.999993625</text:p>
          </table:table-cell>
        </table:table-row>
        <table:table-row table:style-name="ro1">
          <table:table-cell office:value-type="string" calcext:value-type="string">
            <text:p>gamma</text:p>
          </table:table-cell>
          <table:table-cell table:formula="of:=SIN([.B5]*[.B3])" office:value-type="float" office:value="0.654969942361945" calcext:value-type="float">
            <text:p>0.6549699424</text:p>
          </table:table-cell>
          <table:table-cell table:formula="of:=SIN([.C5]*[.C3])" office:value-type="float" office:value="0.00357070662650856" calcext:value-type="float">
            <text:p>0.003570706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1 </text:p>
          </table:table-cell>
          <table:table-cell table:formula="of:=-2*[.B6]*[.B7]" office:value-type="float" office:value="-0.75049426685076" calcext:value-type="float">
            <text:p>-0.7504942669</text:p>
          </table:table-cell>
          <table:table-cell table:formula="of:=-2*[.C6]*[.C7]" office:value-type="float" office:value="-1.99299953028133" calcext:value-type="float">
            <text:p>-1.9929995303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formula="of:=[.B6]*[.B6]" office:value-type="float" office:value="0.246596963941606" calcext:value-type="float">
            <text:p>0.2465969639</text:p>
          </table:table-cell>
          <table:table-cell table:formula="of:=[.C6]*[.C6]" office:value-type="float" office:value="0.993024442933235" calcext:value-type="float">
            <text:p>0.9930244429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b1</text:p>
          </table:table-cell>
          <table:table-cell table:formula="of:=1-[.B6]*([.B7]+([.B2]*[.B1]/[.B5])*[.B8])" office:value-type="float" office:value="0.305945619901858" calcext:value-type="float">
            <text:p>0.3059456199</text:p>
          </table:table-cell>
          <table:table-cell table:formula="of:=1-[.C6]*([.C7]+([.C2]*[.C1]/[.C5])*[.C8])" office:value-type="float" office:value="0.0000124708583348898" calcext:value-type="float">
            <text:p>1.24708583348898E-005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table:formula="of:=[.B6]*[.B6]+[.B6]*([.B2]*[.B1]*[.B8]/[.B5]-[.B7])" office:value-type="float" office:value="0.190157077188989" calcext:value-type="float">
            <text:p>0.1901570772</text:p>
          </table:table-cell>
          <table:table-cell table:formula="of:=[.C6]*[.C6]+[.C6]*([.C2]*[.C1]*[.C8]/[.C5]-[.C7])" office:value-type="float" office:value="0.0000124417935737364" calcext:value-type="float">
            <text:p>1.24417935737364E-005</text:p>
          </table:table-cell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1">00/00/0000</text:date>, <text:time style:data-style-name="N2" text:time-value="0000-00-00T00:00:01.7906005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4T21:39:39.571533397</meta:creation-date>
    <dc:date>2014-01-21T20:52:46.909131369</dc:date>
    <meta:editing-duration>P0D</meta:editing-duration>
    <meta:editing-cycles>2</meta:editing-cycles>
    <meta:generator>LibreOffice/4.1.3.2$Linux_x86 LibreOffice_project/410m0$Build-2</meta:generator>
    <meta:document-statistic meta:table-count="1" meta:cell-count="33" meta:object-count="0"/>
  </office:meta>
</office:document-meta>
</file>